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677cm" style:rel-column-width="252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Z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Z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042" officeooo:paragraph-rsid="001d2042"/>
    </style:style>
    <style:style style:name="P2" style:family="paragraph" style:parent-style-name="Standard">
      <style:text-properties officeooo:rsid="001d2042" officeooo:paragraph-rsid="002bbded"/>
    </style:style>
    <style:style style:name="P3" style:family="paragraph" style:parent-style-name="Standard">
      <style:text-properties officeooo:rsid="001e60d3" officeooo:paragraph-rsid="001e60d3"/>
    </style:style>
    <style:style style:name="P4" style:family="paragraph" style:parent-style-name="Standard">
      <style:paragraph-properties fo:text-align="center" style:justify-single-word="false"/>
      <style:text-properties officeooo:rsid="001e60d3" officeooo:paragraph-rsid="001e60d3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1d2042" officeooo:paragraph-rsid="001d2042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3106da" officeooo:paragraph-rsid="003106d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normal" fo:font-weight="bold" officeooo:rsid="003f9315" officeooo:paragraph-rsid="003f9315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fo:font-size="14pt" fo:font-weight="bold" officeooo:rsid="001d2042" officeooo:paragraph-rsid="001d2042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3106da" officeooo:paragraph-rsid="003106da"/>
    </style:style>
    <style:style style:name="P10" style:family="paragraph" style:parent-style-name="Standard">
      <style:paragraph-properties fo:text-align="center" style:justify-single-word="false"/>
      <style:text-properties officeooo:rsid="003106da" officeooo:paragraph-rsid="003106da"/>
    </style:style>
    <style:style style:name="P11" style:family="paragraph" style:parent-style-name="Standard">
      <style:text-properties officeooo:rsid="003106da" officeooo:paragraph-rsid="0032f77e"/>
    </style:style>
    <style:style style:name="P12" style:family="paragraph" style:parent-style-name="Standard">
      <style:text-properties style:font-name="Courier 10 Pitch" fo:font-size="10pt" officeooo:rsid="003106da" officeooo:paragraph-rsid="003106da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34e7e1" officeooo:paragraph-rsid="0034e7e1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43e8d0" officeooo:paragraph-rsid="0043e8d0" style:font-size-asian="10pt" style:font-size-complex="10pt"/>
    </style:style>
    <style:style style:name="P15" style:family="paragraph" style:parent-style-name="Standard">
      <style:text-properties style:font-name="Courier 10 Pitch" fo:font-size="10pt" fo:font-weight="bold" officeooo:rsid="003106da" officeooo:paragraph-rsid="003106da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Courier 10 Pitch" fo:font-size="10pt" fo:font-weight="bold" officeooo:rsid="0034e7e1" officeooo:paragraph-rsid="0034e7e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a833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babc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cafb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e35a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f931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3f9315" officeooo:paragraph-rsid="003f9315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style:font-name="Liberation Serif" fo:font-size="12pt" officeooo:rsid="0043e8d0" officeooo:paragraph-rsid="0043e8d0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43e8d0" officeooo:paragraph-rsid="0043e8d0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3a833c" officeooo:paragraph-rsid="003a833c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3a833c" officeooo:paragraph-rsid="003babc5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babc5" officeooo:paragraph-rsid="003babc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babc5" officeooo:paragraph-rsid="0051bb96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3f9315" officeooo:paragraph-rsid="003f9315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bold" officeooo:rsid="003a833c" officeooo:paragraph-rsid="003a833c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style:font-name="Liberation Serif" fo:font-size="12pt" officeooo:rsid="0043e8d0" officeooo:paragraph-rsid="0047d5a7" style:font-size-asian="12pt" style:font-size-complex="12pt"/>
    </style:style>
    <style:style style:name="P32" style:family="paragraph" style:parent-style-name="Standard" style:list-style-name="L2">
      <style:text-properties style:font-name="Liberation Serif" fo:font-size="12pt" officeooo:rsid="0043e8d0" officeooo:paragraph-rsid="0047d5a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officeooo:rsid="003a833c" officeooo:paragraph-rsid="003a833c"/>
    </style:style>
    <style:style style:name="P34" style:family="paragraph" style:parent-style-name="Standard">
      <style:text-properties officeooo:rsid="001d2042" officeooo:paragraph-rsid="001d2042"/>
    </style:style>
    <style:style style:name="P35" style:family="paragraph" style:parent-style-name="Standard">
      <style:text-properties officeooo:rsid="001d2042" officeooo:paragraph-rsid="0057d0f5"/>
    </style:style>
    <style:style style:name="P36" style:family="paragraph" style:parent-style-name="Table_20_Contents">
      <style:paragraph-properties fo:text-align="center" style:justify-single-word="false"/>
      <style:text-properties officeooo:rsid="00562bce" officeooo:paragraph-rsid="00562bce"/>
    </style:style>
    <style:style style:name="T1" style:family="text">
      <style:text-properties officeooo:rsid="001e1683"/>
    </style:style>
    <style:style style:name="T2" style:family="text">
      <style:text-properties officeooo:rsid="001e60d3"/>
    </style:style>
    <style:style style:name="T3" style:family="text">
      <style:text-properties officeooo:rsid="001fcc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43ac" style:font-weight-asian="bold" style:font-weight-complex="bold"/>
    </style:style>
    <style:style style:name="T6" style:family="text">
      <style:text-properties fo:font-weight="normal" officeooo:rsid="002141d2" style:font-weight-asian="normal" style:font-weight-complex="normal"/>
    </style:style>
    <style:style style:name="T7" style:family="text">
      <style:text-properties fo:font-weight="normal" officeooo:rsid="002173ac" style:font-weight-asian="normal" style:font-weight-complex="normal"/>
    </style:style>
    <style:style style:name="T8" style:family="text">
      <style:text-properties fo:font-weight="normal" officeooo:rsid="002dfdda" style:font-weight-asian="normal" style:font-weight-complex="normal"/>
    </style:style>
    <style:style style:name="T9" style:family="text">
      <style:text-properties fo:font-weight="normal" officeooo:rsid="003a833c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243ac"/>
    </style:style>
    <style:style style:name="T12" style:family="text">
      <style:text-properties officeooo:rsid="0024b7ef"/>
    </style:style>
    <style:style style:name="T13" style:family="text">
      <style:text-properties officeooo:rsid="0029d407"/>
    </style:style>
    <style:style style:name="T14" style:family="text">
      <style:text-properties officeooo:rsid="002dec4f"/>
    </style:style>
    <style:style style:name="T15" style:family="text">
      <style:text-properties officeooo:rsid="0032f77e"/>
    </style:style>
    <style:style style:name="T16" style:family="text">
      <style:text-properties officeooo:rsid="0034e7e1"/>
    </style:style>
    <style:style style:name="T17" style:family="text">
      <style:text-properties officeooo:rsid="0037e9d6"/>
    </style:style>
    <style:style style:name="T18" style:family="text">
      <style:text-properties officeooo:rsid="003cafb9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normal" officeooo:rsid="003a833c" style:font-weight-asian="normal" style:font-weight-complex="normal"/>
    </style:style>
    <style:style style:name="T21" style:family="text">
      <style:text-properties officeooo:rsid="003e35a1"/>
    </style:style>
    <style:style style:name="T22" style:family="text">
      <style:text-properties officeooo:rsid="003f9315"/>
    </style:style>
    <style:style style:name="T23" style:family="text">
      <style:text-properties officeooo:rsid="0040d827"/>
    </style:style>
    <style:style style:name="T24" style:family="text">
      <style:text-properties officeooo:rsid="0043e8d0"/>
    </style:style>
    <style:style style:name="T25" style:family="text">
      <style:text-properties officeooo:rsid="004697e0"/>
    </style:style>
    <style:style style:name="T26" style:family="text">
      <style:text-properties officeooo:rsid="0047d5a7"/>
    </style:style>
    <style:style style:name="T27" style:family="text">
      <style:text-properties officeooo:rsid="004b1928"/>
    </style:style>
    <style:style style:name="T28" style:family="text">
      <style:text-properties officeooo:rsid="004bfd2a"/>
    </style:style>
    <style:style style:name="T29" style:family="text">
      <style:text-properties officeooo:rsid="004d46d3"/>
    </style:style>
    <style:style style:name="T30" style:family="text">
      <style:text-properties officeooo:rsid="004f4ddb"/>
    </style:style>
    <style:style style:name="T31" style:family="text">
      <style:text-properties officeooo:rsid="0050100b"/>
    </style:style>
    <style:style style:name="T32" style:family="text">
      <style:text-properties officeooo:rsid="00503da1"/>
    </style:style>
    <style:style style:name="T33" style:family="text">
      <style:text-properties officeooo:rsid="0051bb96"/>
    </style:style>
    <style:style style:name="T34" style:family="text">
      <style:text-properties officeooo:rsid="0054b8ef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officeooo:rsid="002396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4">MeinEnigma Quick Reference</text:span></text:p>
      <text:p text:style-name="P4">Jeff Tranter &lt;<text:a xlink:type="simple" xlink:href="mailto:tranter@pobox.com" text:style-name="Internet_20_link" text:visited-style-name="Visited_20_Internet_20_Link">tranter@pobox.com</text:a>&gt; <text:span text:style-name="T34">15-Apr-2017</text:span></text:p>
      <text:p text:style-name="P3"/>
      <text:p text:style-name="P1">For software version 0.93</text:p>
      <text:p text:style-name="P1">Serial port settings: 38400 bps, 8<text:span text:style-name="T13">n</text:span>1, no <text:span text:style-name="T2">hardware handshaking</text:span> or <text:span text:style-name="T2">software</text:span> flow control.</text:p>
      <text:p text:style-name="P1">Commands can be in upper or lower case and abbreviated to fewer letters (shown below in bold).</text:p>
      <text:p text:style-name="P1">Keyboard input is not echoed. <text:span text:style-name="T36">A colon followed by arguments will set the value.</text:span></text:p>
      <text:p text:style-name="P1">Entering alphabetic characters (A-Z, a-z) will input text to encrypt/decrypt. <text:span text:style-name="T13">E</text:span>nter spaces for grouping.</text:p>
      <text:p text:style-name="P35">Settings 1-4 can be recalled by pressing the appropriate rotor button on powerup.</text:p>
      <text:p text:style-name="P1"/>
      <text:p text:style-name="P8">Keyboard <text:span text:style-name="T3">K</text:span>eys in <text:span text:style-name="T3">M</text:span>odel <text:span text:style-name="T3">M</text:span>ode</text:p>
      <text:p text:style-name="P1"/>
      <text:p text:style-name="P1">C - <text:span text:style-name="T14">toggle</text:span> clock mode<text:tab/><text:tab/><text:tab/><text:tab/>K - toggle the keyboard and rotor click sounds</text:p>
      <text:p text:style-name="P1">L - lamp test (turn on all displays and LEDs)<text:tab/>M - toggle Morse code output</text:p>
      <text:p text:style-name="P1">O - odometer, show total number of characters<text:tab/>S - display serial number</text:p>
      <text:p text:style-name="P1">T - toggle text to speech output<text:tab/><text:tab/><text:tab/>V - show software version</text:p>
      <text:p text:style-name="P1"/>
      <text:p text:style-name="P8"><text:span text:style-name="T1">Serial Port </text:span>Command<text:span text:style-name="T3">s</text:span></text:p>
      <text:p text:style-name="P1"/>
      <text:p text:style-name="P1"><text:span text:style-name="T4">?<text:tab/><text:tab/><text:tab/><text:tab/></text:span>Help, display list of available commands</text:p>
      <text:p text:style-name="P1"/>
      <text:p text:style-name="P1">!<text:span text:style-name="T4">SE</text:span><text:span text:style-name="T6">TTINGS<text:tab/><text:tab/><text:tab/></text:span>Show the current settings</text:p>
      <text:p text:style-name="P1"/>
      <text:p text:style-name="P1">!<text:span text:style-name="T4">M</text:span><text:span text:style-name="T7">ODE</text:span><text:span text:style-name="T8">L</text:span>:[EN I|M3|M4]<text:tab/>Display or set Enigma model.</text:p>
      <text:p text:style-name="P1"/>
      <text:p text:style-name="P1">!<text:span text:style-name="T4">U</text:span><text:span text:style-name="T12">KW</text:span>:[UKWA|UKWB|UKWC|UKWBT|UKWCT]<text:tab/>Display or set reflector.</text:p>
      <text:p text:style-name="P1"/>
      <text:p text:style-name="P1">!<text:span text:style-name="T4">RO</text:span><text:span text:style-name="T12">TOR</text:span>:[1,2,3,4,5,6,7,8,G,B]<text:tab/>Display or set rotor. Specify 3 or 4 rotors, depending on model.</text:p>
      <text:p text:style-name="P1"/>
      <text:p text:style-name="P1">!<text:span text:style-name="T4">RI</text:span><text:span text:style-name="T12">NG</text:span>:[A,B,C,D]<text:tab/><text:tab/>Display or set rotor rings. Specify 3 or 4 values, depending on model.</text:p>
      <text:p text:style-name="P1"/>
      <text:p text:style-name="P1">!<text:span text:style-name="T4">P</text:span><text:span text:style-name="T12">LUGBOARD</text:span>:[AB CD EF GH]<text:tab/>Display or set plugboard. Specify up to 1<text:span text:style-name="T30">3</text:span> letter pairs.</text:p>
      <text:p text:style-name="P1"/>
      <text:p text:style-name="P1">!<text:span text:style-name="T4">ST</text:span><text:span text:style-name="T12">ART</text:span>:ABC<text:tab/><text:tab/>Display or set rotor start position. Specify 3 or 4 rotors, depending on model.</text:p>
      <text:p text:style-name="P1"/>
      <text:p text:style-name="P1">!<text:span text:style-name="T4">G</text:span><text:span text:style-name="T11">ROUPSIZE</text:span>:4|5|6<text:tab/>Display or set group size.</text:p>
      <text:p text:style-name="P1"/>
      <text:p text:style-name="P2">!<text:span text:style-name="T4">SA</text:span><text:span text:style-name="T11">VE</text:span>:1-15<text:tab/><text:tab/>Save current settings. </text:p>
      <text:p text:style-name="P1"/>
      <text:p text:style-name="P1">!<text:span text:style-name="T4">LO</text:span><text:span text:style-name="T5">A</text:span><text:span text:style-name="T11">D</text:span>:1-15<text:tab/><text:tab/>Load a saved setting.</text:p>
      <text:p text:style-name="P1"/>
      <text:p text:style-name="P1">!<text:span text:style-name="T4">LOG</text:span><text:span text:style-name="T11">LEVEL</text:span>:0-2<text:tab/>Display or set log level. Higher levels display more information.</text:p>
      <text:p text:style-name="P1"/>
      <text:p text:style-name="P1">!<text:span text:style-name="T4">T</text:span><text:span text:style-name="T11">IME</text:span>:<text:span text:style-name="T10">hhmmss<text:tab/></text:span>Display or set real-time clock (hours, minutes, seconds).</text:p>
      <text:p text:style-name="P1"/>
      <table:table table:name="Table3" table:style-name="Table3">
        <table:table-column table:style-name="Table3.A" table:number-columns-repeated="26"/>
        <table:table-row>
          <table:table-cell table:style-name="Table3.A1" office:value-type="string">
            <text:p text:style-name="P36">A</text:p>
          </table:table-cell>
          <table:table-cell table:style-name="Table3.A1" office:value-type="string">
            <text:p text:style-name="P36">B</text:p>
          </table:table-cell>
          <table:table-cell table:style-name="Table3.A1" office:value-type="string">
            <text:p text:style-name="P36">C</text:p>
          </table:table-cell>
          <table:table-cell table:style-name="Table3.A1" office:value-type="string">
            <text:p text:style-name="P36">D</text:p>
          </table:table-cell>
          <table:table-cell table:style-name="Table3.A1" office:value-type="string">
            <text:p text:style-name="P36">E</text:p>
          </table:table-cell>
          <table:table-cell table:style-name="Table3.A1" office:value-type="string">
            <text:p text:style-name="P36">F</text:p>
          </table:table-cell>
          <table:table-cell table:style-name="Table3.A1" office:value-type="string">
            <text:p text:style-name="P36">G</text:p>
          </table:table-cell>
          <table:table-cell table:style-name="Table3.A1" office:value-type="string">
            <text:p text:style-name="P36">H</text:p>
          </table:table-cell>
          <table:table-cell table:style-name="Table3.A1" office:value-type="string">
            <text:p text:style-name="P36">I</text:p>
          </table:table-cell>
          <table:table-cell table:style-name="Table3.A1" office:value-type="string">
            <text:p text:style-name="P36">J</text:p>
          </table:table-cell>
          <table:table-cell table:style-name="Table3.A1" office:value-type="string">
            <text:p text:style-name="P36">K</text:p>
          </table:table-cell>
          <table:table-cell table:style-name="Table3.A1" office:value-type="string">
            <text:p text:style-name="P36">L</text:p>
          </table:table-cell>
          <table:table-cell table:style-name="Table3.A1" office:value-type="string">
            <text:p text:style-name="P36">M</text:p>
          </table:table-cell>
          <table:table-cell table:style-name="Table3.A1" office:value-type="string">
            <text:p text:style-name="P36">N</text:p>
          </table:table-cell>
          <table:table-cell table:style-name="Table3.A1" office:value-type="string">
            <text:p text:style-name="P36">O</text:p>
          </table:table-cell>
          <table:table-cell table:style-name="Table3.A1" office:value-type="string">
            <text:p text:style-name="P36">P</text:p>
          </table:table-cell>
          <table:table-cell table:style-name="Table3.A1" office:value-type="string">
            <text:p text:style-name="P36">Q</text:p>
          </table:table-cell>
          <table:table-cell table:style-name="Table3.A1" office:value-type="string">
            <text:p text:style-name="P36">R</text:p>
          </table:table-cell>
          <table:table-cell table:style-name="Table3.A1" office:value-type="string">
            <text:p text:style-name="P36">S</text:p>
          </table:table-cell>
          <table:table-cell table:style-name="Table3.A1" office:value-type="string">
            <text:p text:style-name="P36">T</text:p>
          </table:table-cell>
          <table:table-cell table:style-name="Table3.A1" office:value-type="string">
            <text:p text:style-name="P36">U</text:p>
          </table:table-cell>
          <table:table-cell table:style-name="Table3.A1" office:value-type="string">
            <text:p text:style-name="P36">V</text:p>
          </table:table-cell>
          <table:table-cell table:style-name="Table3.A1" office:value-type="string">
            <text:p text:style-name="P36">W</text:p>
          </table:table-cell>
          <table:table-cell table:style-name="Table3.A1" office:value-type="string">
            <text:p text:style-name="P36">X</text:p>
          </table:table-cell>
          <table:table-cell table:style-name="Table3.A1" office:value-type="string">
            <text:p text:style-name="P36">Y</text:p>
          </table:table-cell>
          <table:table-cell table:style-name="Table3.Z1" office:value-type="string">
            <text:p text:style-name="P36">Z</text:p>
          </table:table-cell>
        </table:table-row>
        <table:table-row>
          <table:table-cell table:style-name="Table3.A2" office:value-type="string">
            <text:p text:style-name="P36">01</text:p>
          </table:table-cell>
          <table:table-cell table:style-name="Table3.A2" office:value-type="string">
            <text:p text:style-name="P36">02</text:p>
          </table:table-cell>
          <table:table-cell table:style-name="Table3.A2" office:value-type="string">
            <text:p text:style-name="P36">03</text:p>
          </table:table-cell>
          <table:table-cell table:style-name="Table3.A2" office:value-type="string">
            <text:p text:style-name="P36">04</text:p>
          </table:table-cell>
          <table:table-cell table:style-name="Table3.A2" office:value-type="string">
            <text:p text:style-name="P36">05</text:p>
          </table:table-cell>
          <table:table-cell table:style-name="Table3.A2" office:value-type="string">
            <text:p text:style-name="P36">06</text:p>
          </table:table-cell>
          <table:table-cell table:style-name="Table3.A2" office:value-type="string">
            <text:p text:style-name="P36">07</text:p>
          </table:table-cell>
          <table:table-cell table:style-name="Table3.A2" office:value-type="string">
            <text:p text:style-name="P36">08</text:p>
          </table:table-cell>
          <table:table-cell table:style-name="Table3.A2" office:value-type="string">
            <text:p text:style-name="P36">09</text:p>
          </table:table-cell>
          <table:table-cell table:style-name="Table3.A2" office:value-type="string">
            <text:p text:style-name="P36">10</text:p>
          </table:table-cell>
          <table:table-cell table:style-name="Table3.A2" office:value-type="string">
            <text:p text:style-name="P36">11</text:p>
          </table:table-cell>
          <table:table-cell table:style-name="Table3.A2" office:value-type="string">
            <text:p text:style-name="P36">12</text:p>
          </table:table-cell>
          <table:table-cell table:style-name="Table3.A2" office:value-type="string">
            <text:p text:style-name="P36">13</text:p>
          </table:table-cell>
          <table:table-cell table:style-name="Table3.A2" office:value-type="string">
            <text:p text:style-name="P36">14</text:p>
          </table:table-cell>
          <table:table-cell table:style-name="Table3.A2" office:value-type="string">
            <text:p text:style-name="P36">15</text:p>
          </table:table-cell>
          <table:table-cell table:style-name="Table3.A2" office:value-type="string">
            <text:p text:style-name="P36">16</text:p>
          </table:table-cell>
          <table:table-cell table:style-name="Table3.A2" office:value-type="string">
            <text:p text:style-name="P36">17</text:p>
          </table:table-cell>
          <table:table-cell table:style-name="Table3.A2" office:value-type="string">
            <text:p text:style-name="P36">18</text:p>
          </table:table-cell>
          <table:table-cell table:style-name="Table3.A2" office:value-type="string">
            <text:p text:style-name="P36">19</text:p>
          </table:table-cell>
          <table:table-cell table:style-name="Table3.A2" office:value-type="string">
            <text:p text:style-name="P36">20</text:p>
          </table:table-cell>
          <table:table-cell table:style-name="Table3.A2" office:value-type="string">
            <text:p text:style-name="P36">21</text:p>
          </table:table-cell>
          <table:table-cell table:style-name="Table3.A2" office:value-type="string">
            <text:p text:style-name="P36">22</text:p>
          </table:table-cell>
          <table:table-cell table:style-name="Table3.A2" office:value-type="string">
            <text:p text:style-name="P36">23</text:p>
          </table:table-cell>
          <table:table-cell table:style-name="Table3.A2" office:value-type="string">
            <text:p text:style-name="P36">24</text:p>
          </table:table-cell>
          <table:table-cell table:style-name="Table3.A2" office:value-type="string">
            <text:p text:style-name="P36">25</text:p>
          </table:table-cell>
          <table:table-cell table:style-name="Table3.Z2" office:value-type="string">
            <text:p text:style-name="P36">26</text:p>
          </table:table-cell>
        </table:table-row>
      </table:table>
      <text:p text:style-name="P33"><text:soft-page-break/><text:span text:style-name="T35">Arduino Nano Port Usage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Port</text:p>
          </table:table-cell>
          <table:table-cell table:style-name="Table1.A1" office:value-type="string">
            <text:p text:style-name="P30">Type</text:p>
          </table:table-cell>
          <table:table-cell table:style-name="Table1.C1" office:value-type="string">
            <text:p text:style-name="P30">Usage</text:p>
          </table:table-cell>
        </table:table-row>
        <table:table-row>
          <table:table-cell table:style-name="Table1.A2" office:value-type="string">
            <text:p text:style-name="P25">D0</text:p>
          </table:table-cell>
          <table:table-cell table:style-name="Table1.A2" office:value-type="string">
            <text:p text:style-name="P25">Digital/<text:span text:style-name="T31">Serial</text:span></text:p>
          </table:table-cell>
          <table:table-cell table:style-name="Table1.C2" office:value-type="string">
            <text:p text:style-name="P18">USB Serial Rx for programming</text:p>
          </table:table-cell>
        </table:table-row>
        <table:table-row>
          <table:table-cell table:style-name="Table1.A2" office:value-type="string">
            <text:p text:style-name="P25">D1</text:p>
          </table:table-cell>
          <table:table-cell table:style-name="Table1.A2" office:value-type="string">
            <text:p text:style-name="P26">Digital/<text:span text:style-name="T31">Serial</text:span></text:p>
          </table:table-cell>
          <table:table-cell table:style-name="Table1.C2" office:value-type="string">
            <text:p text:style-name="P19">USB Serial Tx for programming</text:p>
          </table:table-cell>
        </table:table-row>
        <table:table-row>
          <table:table-cell table:style-name="Table1.A2" office:value-type="string">
            <text:p text:style-name="P25">D2</text:p>
          </table:table-cell>
          <table:table-cell table:style-name="Table1.A2" office:value-type="string">
            <text:p text:style-name="P26">Digital/<text:span text:style-name="T32">Int</text:span></text:p>
          </table:table-cell>
          <table:table-cell table:style-name="Table1.C2" office:value-type="string">
            <text:p text:style-name="P19">Rotor 0</text:p>
          </table:table-cell>
        </table:table-row>
        <table:table-row>
          <table:table-cell table:style-name="Table1.A2" office:value-type="string">
            <text:p text:style-name="P25">D3</text:p>
          </table:table-cell>
          <table:table-cell table:style-name="Table1.A2" office:value-type="string">
            <text:p text:style-name="P26">Digital/<text:span text:style-name="T32">Int/PWM</text:span></text:p>
          </table:table-cell>
          <table:table-cell table:style-name="Table1.C2" office:value-type="string">
            <text:p text:style-name="P19">Rotor 0</text:p>
          </table:table-cell>
        </table:table-row>
        <table:table-row>
          <table:table-cell table:style-name="Table1.A2" office:value-type="string">
            <text:p text:style-name="P25">D4</text:p>
          </table:table-cell>
          <table:table-cell table:style-name="Table1.A2" office:value-type="string">
            <text:p text:style-name="P26">Digital</text:p>
          </table:table-cell>
          <table:table-cell table:style-name="Table1.C2" office:value-type="string">
            <text:p text:style-name="P19">Rotor <text:span text:style-name="T18">1</text:span></text:p>
          </table:table-cell>
        </table:table-row>
        <table:table-row>
          <table:table-cell table:style-name="Table1.A2" office:value-type="string">
            <text:p text:style-name="P25">D5</text:p>
          </table:table-cell>
          <table:table-cell table:style-name="Table1.A2" office:value-type="string">
            <text:p text:style-name="P26">Digital/<text:span text:style-name="T32">PWM</text:span></text:p>
          </table:table-cell>
          <table:table-cell table:style-name="Table1.C2" office:value-type="string">
            <text:p text:style-name="P19">Rotor <text:span text:style-name="T18">1</text:span></text:p>
          </table:table-cell>
        </table:table-row>
        <table:table-row>
          <table:table-cell table:style-name="Table1.A2" office:value-type="string">
            <text:p text:style-name="P25">D6</text:p>
          </table:table-cell>
          <table:table-cell table:style-name="Table1.A2" office:value-type="string">
            <text:p text:style-name="P26">Digital.<text:span text:style-name="T32">PWM</text:span></text:p>
          </table:table-cell>
          <table:table-cell table:style-name="Table1.C2" office:value-type="string">
            <text:p text:style-name="P19">Rotor <text:span text:style-name="T18">2</text:span></text:p>
          </table:table-cell>
        </table:table-row>
        <table:table-row>
          <table:table-cell table:style-name="Table1.A2" office:value-type="string">
            <text:p text:style-name="P25">D7</text:p>
          </table:table-cell>
          <table:table-cell table:style-name="Table1.A2" office:value-type="string">
            <text:p text:style-name="P26">Digital</text:p>
          </table:table-cell>
          <table:table-cell table:style-name="Table1.C2" office:value-type="string">
            <text:p text:style-name="P19">Rotor <text:span text:style-name="T18">2</text:span></text:p>
          </table:table-cell>
        </table:table-row>
        <table:table-row>
          <table:table-cell table:style-name="Table1.A2" office:value-type="string">
            <text:p text:style-name="P25">D8</text:p>
          </table:table-cell>
          <table:table-cell table:style-name="Table1.A2" office:value-type="string">
            <text:p text:style-name="P26">Digital</text:p>
          </table:table-cell>
          <table:table-cell table:style-name="Table1.C2" office:value-type="string">
            <text:p text:style-name="P20">Sound module DO</text:p>
          </table:table-cell>
        </table:table-row>
        <table:table-row>
          <table:table-cell table:style-name="Table1.A2" office:value-type="string">
            <text:p text:style-name="P25">D9</text:p>
          </table:table-cell>
          <table:table-cell table:style-name="Table1.A2" office:value-type="string">
            <text:p text:style-name="P26">Digital/<text:span text:style-name="T32">PWM</text:span></text:p>
          </table:table-cell>
          <table:table-cell table:style-name="Table1.C2" office:value-type="string">
            <text:p text:style-name="P20">Sound module DI</text:p>
          </table:table-cell>
        </table:table-row>
        <table:table-row>
          <table:table-cell table:style-name="Table1.A2" office:value-type="string">
            <text:p text:style-name="P25">D10</text:p>
          </table:table-cell>
          <table:table-cell table:style-name="Table1.A2" office:value-type="string">
            <text:p text:style-name="P26">Digital/<text:span text:style-name="T32">PWM/SPI</text:span></text:p>
          </table:table-cell>
          <table:table-cell table:style-name="Table1.C2" office:value-type="string">
            <text:p text:style-name="P20">Rotor 3</text:p>
          </table:table-cell>
        </table:table-row>
        <table:table-row>
          <table:table-cell table:style-name="Table1.A2" office:value-type="string">
            <text:p text:style-name="P25">D11</text:p>
          </table:table-cell>
          <table:table-cell table:style-name="Table1.A2" office:value-type="string">
            <text:p text:style-name="P26">Digital/<text:span text:style-name="T32">PWM/SPI</text:span></text:p>
          </table:table-cell>
          <table:table-cell table:style-name="Table1.C2" office:value-type="string">
            <text:p text:style-name="P20">Rotor 3</text:p>
          </table:table-cell>
        </table:table-row>
        <table:table-row>
          <table:table-cell table:style-name="Table1.A2" office:value-type="string">
            <text:p text:style-name="P25">D12</text:p>
          </table:table-cell>
          <table:table-cell table:style-name="Table1.A2" office:value-type="string">
            <text:p text:style-name="P26">Digital/<text:span text:style-name="T32">SPI</text:span></text:p>
          </table:table-cell>
          <table:table-cell table:style-name="Table1.C2" office:value-type="string">
            <text:p text:style-name="P20">Sound module BUSY</text:p>
          </table:table-cell>
        </table:table-row>
        <table:table-row>
          <table:table-cell table:style-name="Table1.A2" office:value-type="string">
            <text:p text:style-name="P25">D13</text:p>
          </table:table-cell>
          <table:table-cell table:style-name="Table1.A2" office:value-type="string">
            <text:p text:style-name="P26">Digital/<text:span text:style-name="T32">SPI</text:span></text:p>
          </table:table-cell>
          <table:table-cell table:style-name="Table1.C2" office:value-type="string">
            <text:p text:style-name="P20">Buzzer <text:span text:style-name="T33">(and Arduino LED)</text:span></text:p>
          </table:table-cell>
        </table:table-row>
        <table:table-row>
          <table:table-cell table:style-name="Table1.A2" office:value-type="string">
            <text:p text:style-name="P25">A0</text:p>
          </table:table-cell>
          <table:table-cell table:style-name="Table1.A2" office:value-type="string">
            <text:p text:style-name="P27">Digital/Analog</text:p>
          </table:table-cell>
          <table:table-cell table:style-name="Table1.C2" office:value-type="string">
            <text:p text:style-name="P20">Decimal point control</text:p>
          </table:table-cell>
        </table:table-row>
        <table:table-row>
          <table:table-cell table:style-name="Table1.A2" office:value-type="string">
            <text:p text:style-name="P25">A1</text:p>
          </table:table-cell>
          <table:table-cell table:style-name="Table1.A2" office:value-type="string">
            <text:p text:style-name="P27">Digital/Analog</text:p>
          </table:table-cell>
          <table:table-cell table:style-name="Table1.C2" office:value-type="string">
            <text:p text:style-name="P20">Decimal point control</text:p>
          </table:table-cell>
        </table:table-row>
        <table:table-row>
          <table:table-cell table:style-name="Table1.A2" office:value-type="string">
            <text:p text:style-name="P25">A2</text:p>
          </table:table-cell>
          <table:table-cell table:style-name="Table1.A2" office:value-type="string">
            <text:p text:style-name="P27">Digital/Analog</text:p>
          </table:table-cell>
          <table:table-cell table:style-name="Table1.C2" office:value-type="string">
            <text:p text:style-name="P20">Decimal point control</text:p>
          </table:table-cell>
        </table:table-row>
        <table:table-row>
          <table:table-cell table:style-name="Table1.A2" office:value-type="string">
            <text:p text:style-name="P25">A3</text:p>
          </table:table-cell>
          <table:table-cell table:style-name="Table1.A2" office:value-type="string">
            <text:p text:style-name="P27">Digital/Analog</text:p>
          </table:table-cell>
          <table:table-cell table:style-name="Table1.C2" office:value-type="string">
            <text:p text:style-name="P20">Decimal point control</text:p>
          </table:table-cell>
        </table:table-row>
        <table:table-row>
          <table:table-cell table:style-name="Table1.A2" office:value-type="string">
            <text:p text:style-name="P25">A4</text:p>
          </table:table-cell>
          <table:table-cell table:style-name="Table1.A2" office:value-type="string">
            <text:p text:style-name="P28">Digital/Analog/<text:span text:style-name="T9">I</text:span><text:span text:style-name="T20">2</text:span><text:span text:style-name="T9">C</text:span></text:p>
          </table:table-cell>
          <table:table-cell table:style-name="Table1.C2" office:value-type="string">
            <text:p text:style-name="P20">I<text:span text:style-name="T19">2</text:span>C SDA</text:p>
          </table:table-cell>
        </table:table-row>
        <table:table-row>
          <table:table-cell table:style-name="Table1.A2" office:value-type="string">
            <text:p text:style-name="P25">A5</text:p>
          </table:table-cell>
          <table:table-cell table:style-name="Table1.A2" office:value-type="string">
            <text:p text:style-name="P28">Digital/Analog/<text:span text:style-name="T9">I</text:span><text:span text:style-name="T20">2</text:span><text:span text:style-name="T9">C</text:span></text:p>
          </table:table-cell>
          <table:table-cell table:style-name="Table1.C2" office:value-type="string">
            <text:p text:style-name="P20">I<text:span text:style-name="T19">2</text:span>C S<text:span text:style-name="T21">CL</text:span></text:p>
          </table:table-cell>
        </table:table-row>
        <table:table-row>
          <table:table-cell table:style-name="Table1.A2" office:value-type="string">
            <text:p text:style-name="P25">A6</text:p>
          </table:table-cell>
          <table:table-cell table:style-name="Table1.A2" office:value-type="string">
            <text:p text:style-name="P27">Digital/Analog</text:p>
          </table:table-cell>
          <table:table-cell table:style-name="Table1.C2" office:value-type="string">
            <text:p text:style-name="P20">Big Red Button</text:p>
          </table:table-cell>
        </table:table-row>
        <table:table-row>
          <table:table-cell table:style-name="Table1.A2" office:value-type="string">
            <text:p text:style-name="P25">A7</text:p>
          </table:table-cell>
          <table:table-cell table:style-name="Table1.A2" office:value-type="string">
            <text:p text:style-name="P27">Digital/Analog</text:p>
          </table:table-cell>
          <table:table-cell table:style-name="Table1.C2" office:value-type="string">
            <text:p text:style-name="P20">Mode switch</text:p>
          </table:table-cell>
        </table:table-row>
      </table:table>
      <text:p text:style-name="P17"/>
      <text:p text:style-name="P7">I<text:span text:style-name="T19">2</text:span>C Devices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Address</text:p>
          </table:table-cell>
          <table:table-cell table:style-name="Table2.B1" office:value-type="string">
            <text:p text:style-name="P29">Device</text:p>
          </table:table-cell>
        </table:table-row>
        <table:table-row>
          <table:table-cell table:style-name="Table2.A2" office:value-type="string">
            <text:p text:style-name="P29">0x00</text:p>
          </table:table-cell>
          <table:table-cell table:style-name="Table2.B2" office:value-type="string">
            <text:p text:style-name="P21">Lamp/Keyboard HTK16K33 <text:span text:style-name="T22">(</text:span>U201<text:span text:style-name="T22">)</text:span></text:p>
          </table:table-cell>
        </table:table-row>
        <table:table-row>
          <table:table-cell table:style-name="Table2.A2" office:value-type="string">
            <text:p text:style-name="P21">0x20</text:p>
          </table:table-cell>
          <table:table-cell table:style-name="Table2.B2" office:value-type="string">
            <text:p text:style-name="P21">Plugboard MCP23017 <text:span text:style-name="T22">(</text:span>U301<text:span text:style-name="T22">)</text:span></text:p>
          </table:table-cell>
        </table:table-row>
        <table:table-row>
          <table:table-cell table:style-name="Table2.A2" office:value-type="string">
            <text:p text:style-name="P21">0x21</text:p>
          </table:table-cell>
          <table:table-cell table:style-name="Table2.B2" office:value-type="string">
            <text:p text:style-name="P21">Plugboard MCP23017 <text:span text:style-name="T22">(</text:span>U302<text:span text:style-name="T22">)</text:span></text:p>
          </table:table-cell>
        </table:table-row>
        <table:table-row>
          <table:table-cell table:style-name="Table2.A2" office:value-type="string">
            <text:p text:style-name="P21">0x68</text:p>
          </table:table-cell>
          <table:table-cell table:style-name="Table2.B2" office:value-type="string">
            <text:p text:style-name="P21">DS3231 Real-<text:span text:style-name="T29">T</text:span>ime Clock Module</text:p>
          </table:table-cell>
        </table:table-row>
      </table:table>
      <text:p text:style-name="P17"/>
      <text:p text:style-name="P17"/>
      <text:p text:style-name="P17">Note: Addresses <text:span text:style-name="T23">shown </text:span>are default<text:span text:style-name="T28">s,</text:span> but some can be changed using jumpers.</text:p>
      <text:p text:style-name="P6"><text:soft-page-break/>Example of Dec<text:span text:style-name="T24">rypting</text:span> a Message</text:p>
      <text:p text:style-name="P10">(taken from http://enigmaworldcodegroup.freeforums.net/thread/75/enigma-challenge-2016)</text:p>
      <text:p text:style-name="P9"/>
      <text:p text:style-name="P11">Encrypted message <text:span text:style-name="T15">(Enigma m</text:span>odel <text:span text:style-name="T15">M</text:span>3 with UKW B reflector<text:span text:style-name="T15">):</text:span></text:p>
      <text:p text:style-name="P9"/>
      <text:p text:style-name="P12">[EWGC2016]</text:p>
      <text:p text:style-name="P12">XTS WWK</text:p>
      <text:p text:style-name="P12">YNUAL FXBLJ PVARC AUEFD IQKFE VYCXN FRBBE HJJAN JDCRI GMJZC MSTAL WFSPB</text:p>
      <text:p text:style-name="P12">YUNFG UUDYL DZJIG XQCSK QPURI EKMVO PDWKG IXBLH RVLYQ LBAPT PWGNU UGINK</text:p>
      <text:p text:style-name="P12">RWYYI IFCQC XZSRZ MDQBM JHUNY LVLXN OAEVZ WSVAT FTVZT YOECZ HEOTB UUAPG</text:p>
      <text:p text:style-name="P12">UHIDK GMNGR ADTEO IISNA ZOHZC WJWNP HLCPH PBTOW</text:p>
      <text:p text:style-name="P9"/>
      <text:p text:style-name="P9">Entry from keysheet for 1 May 2016:</text:p>
      <text:p text:style-name="P12"><text:s/>------------------------------------------------------------------------------</text:p>
      <text:p text:style-name="P12">|Tag |Walzenlage|Ringstellung| <text:s text:c="5"/>Steckerverbindungen <text:s text:c="5"/>| <text:s text:c="2"/>Kenngruppen <text:s text:c="2"/>|</text:p>
      <text:p text:style-name="P12">--------------------------------------------------------------------------------</text:p>
      <text:p text:style-name="P12">| 01 | I <text:s/>V III | <text:s/>24 21 05 <text:s/>| AT BG CN EP FI HQ JS KZ OU XY | VWX YNU GUJ GGB |</text:p>
      <text:p text:style-name="P9"/>
      <text:p text:style-name="P9">Set machine as follows:</text:p>
      <text:p text:style-name="P9"/>
      <text:p text:style-name="P9">Model: M3</text:p>
      <text:p text:style-name="P9">Reflector: UKWB</text:p>
      <text:p text:style-name="P9">Rotor: 1,5,3</text:p>
      <text:p text:style-name="P9">Plugboard: AT BG CN EP FI HQ JS KZ OU XY</text:p>
      <text:p text:style-name="P9">Rotor Rings: X U E (24 = X, 21 = U, 05 = E)</text:p>
      <text:p text:style-name="P9">Set rotor positions to first key in message: XTS</text:p>
      <text:p text:style-name="P9">Type second key o<text:span text:style-name="T17">f</text:span> message: WWK, decrypts to JZU</text:p>
      <text:p text:style-name="P9">Now set rotor positions to: JZU</text:p>
      <text:p text:style-name="P9">Look at first group in message, YNUAL.</text:p>
      <text:p text:style-name="P9">Confirm YNU is a valid keygroup for the day.</text:p>
      <text:p text:style-name="P9">Ignore last two characters (AL).</text:p>
      <text:p text:style-name="P9"/>
      <text:p text:style-name="P9">Enter rest of message on keyboard:</text:p>
      <text:p text:style-name="P12">FXBLJ PVARC AUEFD IQKFE VYCXN FRBBE HJJAN JDCRI GMJZC MSTAL WFSPB</text:p>
      <text:p text:style-name="P12">YUNFG UUDYL DZJIG XQCSK QPURI EKMVO PDWKG IXBLH RVLYQ LBAPT PWGNU UGINK</text:p>
      <text:p text:style-name="P12">RWYYI IFCQC XZSRZ MDQBM JHUNY LVLXN OAEVZ WSVAT FTVZT YOECZ HEOTB UUAPG</text:p>
      <text:p text:style-name="P12">UHIDK GMNGR ADTEO IISNA ZOHZC WJWNP HLCPH PBTOW</text:p>
      <text:p text:style-name="P9"/>
      <text:p text:style-name="P9">Decrypts to:</text:p>
      <text:p text:style-name="P12">WITHS OMEME SSAGE SCAPT UREDI NMAYO FNINE TEENF ORTYA SWEDI SHMAT </text:p>
      <text:p text:style-name="P12">HPROF ESSOR SPENT TWOWE EKSTO DECIP HERED ANDRE VERSE ENGIN EERED ANEAR </text:p>
      <text:p text:style-name="P12">LYVER SIONO FTHES IEMEN SANDH ALSKE TFIFT YTWOA LSOKN OWNAS THEGE HEIMF </text:p>
      <text:p text:style-name="P12">ERNSC HREIB ERXWH ATWAS HISNA MEQUE STION MARKX </text:p>
      <text:p text:style-name="P9"/>
      <text:p text:style-name="P9">Adding spaces and punctuation:</text:p>
      <text:p text:style-name="P12">WITH SOME MESSAGES CAPTURED IN MAY OF NINETEEN FORTY A SWEDISH MATH PROFESSOR SPENT TWO WEEKS TO DECIPHERED AND REVERSE ENGINEERED AN EARLY VERSION OF THE SIEMENS AND HALSKE T FIFTY TWO ALSO KNOWN AS THE GEHEIMFERNSCHREIBER. WHAT WAS HIS NAME?</text:p>
      <text:p text:style-name="P9"/>
      <text:p text:style-name="P9"/>
      <text:p text:style-name="P9"><text:soft-page-break/>Serial port <text:span text:style-name="T16">session </text:span>for above:</text:p>
      <text:p text:style-name="P9"/>
      <text:p text:style-name="P15">!MODEL:M3</text:p>
      <text:p text:style-name="P12">%MODEL:M3 <text:s/></text:p>
      <text:p text:style-name="P12"/>
      <text:p text:style-name="P15">!GROUPSIZE:5</text:p>
      <text:p text:style-name="P12">%GROUP:5</text:p>
      <text:p text:style-name="P12"/>
      <text:p text:style-name="P15">!UKW:UKWB</text:p>
      <text:p text:style-name="P12">%UKW: UKWB </text:p>
      <text:p text:style-name="P12"/>
      <text:p text:style-name="P15">!ROTOR:1,5,3</text:p>
      <text:p text:style-name="P12">%ROTOR: <text:s text:c="3"/>I - <text:s text:c="2"/>V - III</text:p>
      <text:p text:style-name="P12"/>
      <text:p text:style-name="P15">!RING:X,U,E</text:p>
      <text:p text:style-name="P12">%RING: - X U E </text:p>
      <text:p text:style-name="P12"/>
      <text:p text:style-name="P15">!PLUGBOARD:AT BG CN EP FI HQ JS KZ OU XY</text:p>
      <text:p text:style-name="P12">%PLUGBOARD: AT BG CN EP FI HQ JS KZ OU XY </text:p>
      <text:p text:style-name="P12"/>
      <text:p text:style-name="P15">!START:XTS</text:p>
      <text:p text:style-name="P12">%START: - X T S </text:p>
      <text:p text:style-name="P12"/>
      <text:p text:style-name="P15">WWK</text:p>
      <text:p text:style-name="P12">&gt;JZU</text:p>
      <text:p text:style-name="P12"/>
      <text:p text:style-name="P15">!START:JZU</text:p>
      <text:p text:style-name="P12">%START: - J Z U </text:p>
      <text:p text:style-name="P12"/>
      <text:p text:style-name="P15">FXBLJ PVARC AUEFD IQKFE VYCXN FRBBE HJJAN JDCRI GMJZC MSTAL WFSPB</text:p>
      <text:p text:style-name="P12">&gt;WITHS OMEME SSAGE SCAPT UREDI NMAYO FNINE TEENF ORTYA SWEDI SHMAT </text:p>
      <text:p text:style-name="P12"/>
      <text:p text:style-name="P12"><text:span text:style-name="T4">YUNFG UUDYL DZJIG XQCSK QPURI EKMVO PDWKG IXBLH RVLYQ LBAPT PWGNU UGIN</text:span>K</text:p>
      <text:p text:style-name="P12">&gt;HPROF ESSOR SPENT TWOWE EKSTO DECIP HERED ANDRE VERSE ENGIN EERED ANEAR </text:p>
      <text:p text:style-name="P12"/>
      <text:p text:style-name="P15">RWYYI IFCQC XZSRZ MDQBM JHUNY LVLXN OAEVZ WSVAT FTVZT YOECZ HEOTB UUAPG</text:p>
      <text:p text:style-name="P12">&gt;LYVER SIONO FTHES IEMEN SANDH ALSKE TFIFT YTWOA LSOKN OWNAS THEGE HEIMF</text:p>
      <text:p text:style-name="P12"/>
      <text:p text:style-name="P16">UHIDK GMNGR ADTEO IISNA ZOHZC WJWNP HLCPH PBTOW</text:p>
      <text:p text:style-name="P13">&gt;ERNSC HREIB ERXWH ATWAS HISNA MEQUE STION MARKX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<text:soft-page-break/>Example <text:span text:style-name="T31">of </text:span>Encrypting a Message</text:p>
      <text:p text:style-name="P23"/>
      <text:p text:style-name="P23">Choose the daily keysheet to use. We’<text:span text:style-name="T25">ll</text:span> use <text:span text:style-name="T25">this</text:span> one: http://meinenigma.com/EWCG_2017.html</text:p>
      <text:p text:style-name="P23">This is for an Enigma M3. The current date is April 13, 2017 and the entry for today is:</text:p>
      <text:p text:style-name="P23"/>
      <text:p text:style-name="P14">|Day |UKW| <text:s/>Rotors <text:s/>| <text:s/>Rings <text:s text:c="2"/>| <text:s text:c="9"/>Plugboard <text:s text:c="11"/>| <text:s text:c="3"/>Keygroup <text:s text:c="4"/>|</text:p>
      <text:p text:style-name="P14">----------------------------------------------------------------------------------</text:p>
      <text:p text:style-name="P14">| 13 | B | V VIII I | 11 05 15 | BO CW DV EI GP HJ KX MR QU YZ | STL TEM MDJ RLQ |</text:p>
      <text:p text:style-name="P23"/>
      <text:p text:style-name="P23">Model: M3</text:p>
      <text:p text:style-name="P23">Reflector: UKWB</text:p>
      <text:p text:style-name="P23">Rotor: 5,8,1</text:p>
      <text:p text:style-name="P23">Plugboard: BO CW DV EI GP HJ KX MR QU YZ</text:p>
      <text:p text:style-name="P23">Rotor Rings: K E O (11=K, 05=E, 15=O)</text:p>
      <text:p text:style-name="P23"/>
      <text:p text:style-name="P23">This is our plain text message to encrypt:</text:p>
      <text:p text:style-name="P14"/>
      <text:p text:style-name="P14">WHO PLAYED ALAN TURING IN THE 2014 FILM THE IMITATION GAME?</text:p>
      <text:p text:style-name="P23"/>
      <text:p text:style-name="P23">Split the plain text into <text:span text:style-name="T26">give</text:span> letter groups. Spell out numbers as characters and use the Enigma abbreviations for punctuation (X for period, ZZ for comma, and FRAGE or FRAQ for a question mark). Pad the end of the message with extra characters to fill out the last group.</text:p>
      <text:p text:style-name="P23"/>
      <text:p text:style-name="P14">WHOPL AYEDA LANTU RINGI NTHET WENTY FOURT EENFI LMTHE IMITA TIONG AMEFR AQXXX</text:p>
      <text:p text:style-name="P23"/>
      <text:p text:style-name="P23">Choose two random three letter trigrams: JJT and VER.</text:p>
      <text:p text:style-name="P23">The first trigram is the rotor start position, set them to JJT.</text:p>
      <text:p text:style-name="P23">Type in the second trigram, VER, and note the result: GBG. This is the encrypted message key.</text:p>
      <text:p text:style-name="P23">Set the rotor start positions to the second trigram, VER.</text:p>
      <text:p text:style-name="P23">Type in the plain text message and note down the encrypted result:</text:p>
      <text:p text:style-name="P14"/>
      <text:p text:style-name="P14">CSJTO WFAFF EEQYX TQCED PFQOR ATBGC JFKSP CAAQV PUCVZ SDRAM LLBGL YQNXO EZTPW</text:p>
      <text:p text:style-name="P23"/>
      <text:p text:style-name="P23">Create the message header as follows:</text:p>
      <text:list xml:id="list7586692632740545282" text:style-name="L1">
        <text:list-item>
          <text:p text:style-name="P31">Start with [EWCG2017] if this is for the Enigma World Code Group</text:p>
        </text:list-item>
      </text:list>
      <text:list xml:id="list1926224882727671371" text:style-name="L2">
        <text:list-item>
          <text:p text:style-name="P32">The current time as 24 hour UTC, e.g. 2117</text:p>
        </text:list-item>
        <text:list-item>
          <text:p text:style-name="P32">How many parts in the message followed by tle, e.g. 1tle</text:p>
        </text:list-item>
        <text:list-item>
          <text:p text:style-name="P32">Which part this is, followed by tl, e.g. 1tl</text:p>
        </text:list-item>
        <text:list-item>
          <text:p text:style-name="P32">How many characters are in this part of the message: 65</text:p>
        </text:list-item>
        <text:list-item>
          <text:p text:style-name="P32">The randomly selected rotor start position: JJT</text:p>
        </text:list-item>
        <text:list-item>
          <text:p text:style-name="P32">The encrypted message key: GBG</text:p>
        </text:list-item>
      </text:list>
      <text:p text:style-name="P23"/>
      <text:p text:style-name="P23">Look at the daily keysheet <text:span text:style-name="T26">key groups </text:span>and pick one of the three letter trigrams: STL. Add two random letters: ZZ. This becomes the first group of the encoded message. This is the full encrypted message:</text:p>
      <text:p text:style-name="P23"/>
      <text:p text:style-name="P14">[EWCG2017]</text:p>
      <text:p text:style-name="P14">2117 1tl<text:span text:style-name="T27">e</text:span> 1tl 65 JJT GBG</text:p>
      <text:p text:style-name="P14">STLZZ CSJTO WFAFF EEQYX TQCED PFQOR ATBGC JFKSP CAAQV PUCVZ SDRAM LLBGL YQNXO EZTP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1:18.788707897</meta:creation-date>
    <dc:date>2017-04-15T20:39:00.460495275</dc:date>
    <meta:editing-duration>PT2H13M45S</meta:editing-duration>
    <meta:editing-cycles>59</meta:editing-cycles>
    <meta:generator>LibreOffice/5.1.6.2$Linux_X86_64 LibreOffice_project/10m0$Build-2</meta:generator>
    <meta:document-statistic meta:table-count="3" meta:image-count="0" meta:object-count="0" meta:page-count="5" meta:paragraph-count="259" meta:word-count="1315" meta:character-count="7592" meta:non-whitespace-character-count="6459"/>
  </office:meta>
</office:document-meta>
</file>